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Systeme et config</text:p>
      <text:p text:style-name="P1">Eric Girardeau</text:p>
      <text:p text:style-name="P1"/>
      <text:p text:style-name="P1">équiper le poste de travail</text:p>
      <text:p text:style-name="P4">fournissuers de logiciels</text:p>
      <text:p text:style-name="P3">tucows.com</text:p>
      <text:p text:style-name="P3">framasoft.net</text:p>
      <text:p text:style-name="P3">gratilog.net</text:p>
      <text:p text:style-name="P3">gratuiciel.com</text:p>
      <text:p text:style-name="P3">winsite.com</text:p>
      <text:p text:style-name="P4"/>
      <text:p text:style-name="P4">type de licences</text:p>
      <text:p text:style-name="P5">Freeware</text:p>
      <text:p text:style-name="P5">shareware</text:p>
      <text:p text:style-name="P5">sponsorware</text:p>
      <text:p text:style-name="P5">abandonware</text:p>
      <text:p text:style-name="P5"/>
      <text:p text:style-name="P5"><text:a xlink:type="simple" xlink:href="http://www.gnu.org/philosophy/licence-list.fr.html">http://www.gnu.org/philosophy/licence-list.fr.html</text:a> (en fançais)</text:p>
      <text:p text:style-name="P5"/>
      <text:p text:style-name="P5">les suites bureautiques :</text:p>
      <text:p text:style-name="P5">YOZO office<text:tab/>suite internationale</text:p>
      <text:p text:style-name="P5">les suites en lignes : ajax13, Goffice, Google Docs, InetOffice, Thinkfree, Transmedia, Zoho, …</text:p>
      <text:p text:style-name="P5"/>
      <text:p text:style-name="P5"><text:a xlink:type="simple" xlink:href="http://www/arobase.org/gratuit/comparatif.htm">http://www/arobase.org/gratuit/comparatif.htm</text:a> </text:p>
      <text:p text:style-name="P5">les webmails, Gmail</text:p>
      <text:p text:style-name="P5">les lectuers de courriers : outlook express, etc...</text:p>
      <text:p text:style-name="P5">protocoles : <text:tab/>- pop (post office protocol) POPS</text:p>
      <text:list xml:id="list241791842" text:style-name="L1">
        <text:list-item>
          <text:list>
            <text:list-item>
              <text:list>
                <text:list-header>
                  <text:p text:style-name="P6">- Imap (internet message acces protocol</text:p>
                </text:list-header>
              </text:list>
            </text:list-item>
          </text:list>
        </text:list-item>
      </text:list>
      <text:p text:style-name="P5"/>
      <text:p text:style-name="P5">Compte / multicompte : une seule adresse, plusieurs adresses</text:p>
      <text:p text:style-name="P5">La volumétrie : quelques mails par semaines, plusieurs dizaines par jour</text:p>
      <text:p text:style-name="P5">la gestion des pieces jointes</text:p>
      <text:p text:style-name="P5">les filtres</text:p>
      <text:p text:style-name="P5">l'environnement</text:p>
      <text:p text:style-name="P5">les « accessoires » : *Plugins *Antispam *Antivirus</text:p>
      <text:p text:style-name="P5"/>
      <text:p text:style-name="P5">messageries instantannées :</text:p>
      <text:p text:style-name="P5">AIM / Gadu-Gadu / ICQ</text:p>
      <text:p text:style-name="P5">Lotus Sametime / Note ON / Nowel Groupe Wise</text:p>
      <text:p text:style-name="P5">QQ / Skipe / MSN / WLM</text:p>
      <text:p text:style-name="P5">Yahoo ! Messenger</text:p>
      <text:p text:style-name="P5"/>
      <text:p text:style-name="P5">navigateurs :</text:p>
      <text:p text:style-name="P5">wel.fgov.be/fr/guide/software/webbrowsers/ </text:p>
      <text:p text:style-name="P5">les compresseurs : zip, rar, arj, cab …</text:p>
      <text:p text:style-name="P5">les visualiseurs : pdf, ps, fichiers images, fichiers video, fichiers flash</text:p>
      <text:p text:style-name="P5">outils de creation et de modification :</text:p>
      <text:p text:style-name="P5"/>
      <text:p text:style-name="P5"/>
      <text:p text:style-name="P5"/>
      <text:p text:style-name="P5"/>
      <text:p text:style-name="P2"><text:soft-page-break/>sécuriser le poste de travail</text:p>
      <text:p text:style-name="P5"/>
      <text:p text:style-name="P5">les méthodes :<text:tab/>Feros, Méhari, Marion, Melissa, Ebios, ..</text:p>
      <text:p text:style-name="P5">site « secuser » pour connaître les problemes de securite</text:p>
      <text:p text:style-name="P5">les risques evalués au niveau : des criteres, de l'integrité, de la confidentialité.</text:p>
      <text:p text:style-name="P5">Nome iso sur la securite ISO 13335 : l'authentification, gestion de la preuve, non repudiation</text:p>
      <text:p text:style-name="P5">la gravité : </text:p>
      <text:p text:style-name="P5">l'impact de chaque menace sur chaque element</text:p>
      <text:p text:style-name="P5">la probalité d'occurence de ces impacts</text:p>
      <text:p text:style-name="P5">les risques : acte de malveillance, erreurs des utilisateurs, intrusions, pertes des données, …</text:p>
      <text:p text:style-name="P5">les points faibles : le materiel, l'utilisateur, les systemes, les données, les echanges</text:p>
      <text:p text:style-name="P5">le materiel:l'acces physique, la fiabilite, les protections</text:p>
      <text:p text:style-name="P5">l'erreur humaine : l'insouciant,le jesais, le jeverrais bien, le jcomprenpas, le malveillant, …</text:p>
      <text:p text:style-name="P5">les systemes : les failles, les correctifs / patchs /MàJ/S/ SP <text:s/>la gestion des droits, les applications</text:p>
      <text:p text:style-name="P5">les données : la validité, la sauvegarde, la replication, le stockage, la compression, la securisation, le chiffrement.</text:p>
      <text:p text:style-name="P5">Les echanges : supports classiques (usb...), les reseaux, les ressources partagées.</text:p>
      <text:p text:style-name="P5">Les malware : virus, worm, trojan, adware, browser plugin, dialer, application, utilitaires, …</text:p>
      <text:p text:style-name="P5">logiciels standarts : antivirus, antispyware, firewalls, antispams</text:p>
      <text:p text:style-name="P5"><text:a xlink:type="simple" xlink:href="http://www.secuser.com/">http://www.secuser.com</text:a> </text:p>
      <text:p text:style-name="P5"><text:a xlink:type="simple" xlink:href="http://www.virulist.com/en/">http://www.virulist.com/en/</text:a> </text:p>
      <text:p text:style-name="P5"><text:a xlink:type="simple" xlink:href="http://abcdelasecurite.free.fr/">http://abcdelasecurite.free.fr/</text:a> </text:p>
      <text:p text:style-name="P5"><text:a xlink:type="simple" xlink:href="http://www/hsc.fr/">http://www/hsc.fr/</text:a> </text:p>
      <text:p text:style-name="P5"><text:a xlink:type="simple" xlink:href="http://www/firewall-net.com/">http://www/firewall-net.com/</text:a> </text:p>
      <text:p text:style-name="P5"><text:a xlink:type="simple" xlink:href="http://www.inoculer.com/">http://www.inoculer.com/</text:a> </text:p>
      <text:p text:style-name="P5"/>
      <text:p text:style-name="P5">les antispyware : spy-bot</text:p>
      <text:p text:style-name="P5"><text:a xlink:type="simple" xlink:href="http://www.spybot.info/">http://www.spybot.info</text:a> </text:p>
      <text:p text:style-name="P5"/>
      <text:p text:style-name="P5">les antispams (antipourriels en français ) : lexical, heuristique, …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08:02:45</meta:creation-date>
    <dc:date>2012-10-09T10:04:57</dc:date>
    <dc:creator>Compte etudiant</dc:creator>
    <meta:editing-duration>PT1H28M2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65" meta:word-count="371" meta:character-count="2690" meta:non-whitespace-character-count="2373"/>
  </office:meta>
</office:document-meta>
</file>